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J’ai voulu tenter de faire les jeux d’essai. J’ai mis les cas à vérifier dans le tableau du compte-rendu. (A vérifier aussi s’ils sont valables comme jeux d’essai.)</text:p>
      <text:p text:style-name="P1"/>
      <text:p text:style-name="P1">Le main compile, je l’ai terminé.</text:p>
      <text:p text:style-name="P1">Les procédures supp, affiche, nbMaillon ne fonctionnent pas.</text:p>
      <text:p text:style-name="P1">Un erreur est renvoyée (EXC_BAD_ACCESS) quand cette instruction arrive :</text:p>
      <text:p text:style-name="P1"><text:tab/>tmp = (*tmp).suivant</text:p>
      <text:p text:style-name="P1"/>
      <text:p text:style-name="P1">Voilà, voilà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